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d7431" officeooo:paragraph-rsid="001d7431"/>
    </style:style>
    <style:style style:name="P2" style:family="paragraph" style:parent-style-name="Text_20_body">
      <style:text-properties officeooo:rsid="001f0ef5" officeooo:paragraph-rsid="001f0ef5"/>
    </style:style>
    <style:style style:name="P3" style:family="paragraph" style:parent-style-name="Text_20_body">
      <style:text-properties officeooo:rsid="001f4368" officeooo:paragraph-rsid="001f4368"/>
    </style:style>
    <style:style style:name="P4" style:family="paragraph" style:parent-style-name="Text_20_body">
      <style:text-properties officeooo:rsid="001f4380" officeooo:paragraph-rsid="001f4380"/>
    </style:style>
    <style:style style:name="P5" style:family="paragraph" style:parent-style-name="Text_20_body">
      <style:text-properties officeooo:rsid="0020b2bc" officeooo:paragraph-rsid="0020b2bc"/>
    </style:style>
    <style:style style:name="P6" style:family="paragraph" style:parent-style-name="Title">
      <style:text-properties officeooo:rsid="001d7431" officeooo:paragraph-rsid="001d7431"/>
    </style:style>
    <style:style style:name="P7" style:family="paragraph" style:parent-style-name="Heading_20_1">
      <style:text-properties officeooo:rsid="001d7431" officeooo:paragraph-rsid="001d7431"/>
    </style:style>
    <style:style style:name="P8" style:family="paragraph" style:parent-style-name="Heading_20_1">
      <style:paragraph-properties fo:break-before="page"/>
      <style:text-properties officeooo:rsid="001f4380" officeooo:paragraph-rsid="001f4380"/>
    </style:style>
    <style:style style:name="P9" style:family="paragraph" style:parent-style-name="Heading_20_3">
      <style:text-properties officeooo:rsid="001f4380" officeooo:paragraph-rsid="001f4380"/>
    </style:style>
    <style:style style:name="P10" style:family="paragraph" style:parent-style-name="Heading_20_4">
      <style:text-properties officeooo:rsid="0020b2bc" officeooo:paragraph-rsid="0020b2bc"/>
    </style:style>
    <style:style style:name="P11" style:family="paragraph" style:parent-style-name="Text_20_body" style:list-style-name="L1">
      <style:text-properties officeooo:rsid="001f0ef5" officeooo:paragraph-rsid="001f0ef5"/>
    </style:style>
    <style:style style:name="P12" style:family="paragraph" style:parent-style-name="Text_20_body">
      <style:text-properties officeooo:rsid="0021ebe4" officeooo:paragraph-rsid="0021ebe4"/>
    </style:style>
    <style:style style:name="T1" style:family="text">
      <style:text-properties officeooo:rsid="002355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s Licornes du Swag</text:p>
      <text:h text:style-name="P7" text:outline-level="1">Suivi des objectifs fixés au cours de la nuit</text:h>
      <text:p text:style-name="P1">12h30</text:p>
      <text:p text:style-name="P1">18h00</text:p>
      <text:p text:style-name="P1">01h00</text:p>
      <text:p text:style-name="P3">L'objectif est de pouvoir lire l'intégralité de la pièce en gardant sa structure hiérarchique, comprenant actes, scènes et répliques, depuis les fichiers fournis au format RTF.</text:p>
      <text:p text:style-name="P1">06h00</text:p>
      <text:p text:style-name="P2">L’objectif est de pouvoir faire afficher une scène complète avec :</text:p>
      <text:list xml:id="list7096006299713099346" text:style-name="L1">
        <text:list-item>
          <text:p text:style-name="P11">Les dialogues extraits de la pièce</text:p>
        </text:list-item>
        <text:list-item>
          <text:p text:style-name="P11">Les différentes étapes de la pièce (actes, chapitres, …)</text:p>
        </text:list-item>
        <text:list-item>
          <text:p text:style-name="P11">Interprétation des métadonnées ajoutées (déplacements de personnages)</text:p>
        </text:list-item>
      </text:list>
      <text:p text:style-name="P2"/>
      <text:h text:style-name="P8" text:outline-level="1">Ressenti personnel des membres de l'équipe</text:h>
      <text:h text:style-name="P9" text:outline-level="3">Romain Porte</text:h>
      <text:p text:style-name="P4">Bla.</text:p>
      <text:h text:style-name="P10" text:outline-level="4">Problèmes rencontrés pendant l’événement</text:h>
      <text:p text:style-name="P5">Nous avons du gérer les affinités des différents membres du groupe utilisant deux IDE différents : Netbeans et Eclipse. Nous avons réussi à nous en sortir en comptant non plus sur les IDEs mais sur Maven afin de s'occuper de la compilation des fichiers java.</text:p>
      <text:p text:style-name="P5">Néanmoins, il a fallu trouver des solutions dépendantes de l'IDE choisi afin de pouvoir lancer Slick2D, notamment comment spécifier à la JVM où se trouvaient les fichiers « .dll » (Windows) ou « .so » (Linux) de la LWJGL afin de pouvoir lancer Slick2D.</text:p>
      <text:p text:style-name="P5">Enfin, j'ai pu utiliser mon expérience provenant de Python afin de trouver un équivalent aux générateurs avec « yield » que Python propose nativement en utilisant une dépendance Maven simulant le même comportement.</text:p>
      <text:h text:style-name="P9" text:outline-level="3">Mehdi Ben Iche</text:h>
      <text:p text:style-name="P4">Bla.</text:p>
      <text:h text:style-name="Heading_20_3" text:outline-level="3">Kélian Duval</text:h>
      <text:p text:style-name="P4">Bla.</text:p>
      <text:h text:style-name="Heading_20_3" text:outline-level="3">Marc Leroux</text:h>
      <text:p text:style-name="P12">Cet évenement m'as permis de travailler en équipe, ce qui m'a conforté dans l'utilisation de git. J'ai pu voir les joies de réussir une étape du projet mais aussi les désillusions quand quelque chose ne marche pas. De plus avec la fatigue le temps passe de plus en plus vite, la fin approche et le stress aussi. <text:span text:style-name="T1">Finalement c'est une bonne expérience qui permet de développer le travail en équipe.</text:span></text:p>
      <text:h text:style-name="Heading_20_3" text:outline-level="3">Alban Rousseau</text:h>
      <text:p text:style-name="P4">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in Porte</meta:initial-creator>
    <meta:creation-date>2016-01-24T05:22:24.131092283</meta:creation-date>
    <dc:date>2016-01-24T07:39:59.560000000</dc:date>
    <meta:editing-duration>PT17M35S</meta:editing-duration>
    <meta:editing-cycles>6</meta:editing-cycles>
    <meta:generator>LibreOffice/5.0.1.2$Windows_x86 LibreOffice_project/81898c9f5c0d43f3473ba111d7b351050be20261</meta:generator>
    <meta:document-statistic meta:table-count="0" meta:image-count="0" meta:object-count="0" meta:page-count="2" meta:paragraph-count="26" meta:word-count="296" meta:character-count="1770" meta:non-whitespace-character-count="1503"/>
  </office:meta>
</office:document-meta>
</file>